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6.1126in" svg:height="3.5035in" svg:x="0.1406in" svg:y="1.715in">
            <draw:object draw:notify-on-update-of-ranges="Sheet1.B1:Sheet1.I1 Sheet1.A2:Sheet1.A2 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od0</text:p>
          </table:table-cell>
          <table:table-cell office:value-type="float" office:value="0.434453485903158" calcext:value-type="float">
            <text:p>0.4344534859</text:p>
          </table:table-cell>
          <table:table-cell office:value-type="float" office:value="0.220432437010642" calcext:value-type="float">
            <text:p>0.220432437</text:p>
          </table:table-cell>
          <table:table-cell office:value-type="float" office:value="0.111474334359597" calcext:value-type="float">
            <text:p>0.1114743344</text:p>
          </table:table-cell>
          <table:table-cell office:value-type="float" office:value="0.0448956668467409" calcext:value-type="float">
            <text:p>0.0448956668</text:p>
          </table:table-cell>
          <table:table-cell office:value-type="float" office:value="0.0225037567166853" calcext:value-type="float">
            <text:p>0.0225037567</text:p>
          </table:table-cell>
          <table:table-cell office:value-type="float" office:value="0.0112656027183009" calcext:value-type="float">
            <text:p>0.0112656027</text:p>
          </table:table-cell>
          <table:table-cell office:value-type="float" office:value="0.00450958897878273" calcext:value-type="float">
            <text:p>0.004509589</text:p>
          </table:table-cell>
          <table:table-cell office:value-type="float" office:value="0.002255353801357" calcext:value-type="float">
            <text:p>0.0022553538</text:p>
          </table:table-cell>
        </table:table-row>
        <table:table-row table:style-name="ro1">
          <table:table-cell office:value-type="string" calcext:value-type="string">
            <text:p>method1</text:p>
          </table:table-cell>
          <table:table-cell office:value-type="float" office:value="0.428486614691264" calcext:value-type="float">
            <text:p>0.4284866147</text:p>
          </table:table-cell>
          <table:table-cell office:value-type="float" office:value="0.175451494716394" calcext:value-type="float">
            <text:p>0.1754514947</text:p>
          </table:table-cell>
          <table:table-cell office:value-type="float" office:value="0.0774234268927661" calcext:value-type="float">
            <text:p>0.0774234269</text:p>
          </table:table-cell>
          <table:table-cell office:value-type="float" office:value="0.0284378466228938" calcext:value-type="float">
            <text:p>0.0284378466</text:p>
          </table:table-cell>
          <table:table-cell office:value-type="float" office:value="0.0137929154211722" calcext:value-type="float">
            <text:p>0.0137929154</text:p>
          </table:table-cell>
          <table:table-cell office:value-type="float" office:value="0.00678993684469198" calcext:value-type="float">
            <text:p>0.0067899368</text:p>
          </table:table-cell>
          <table:table-cell office:value-type="float" office:value="0.00269034171992022" calcext:value-type="float">
            <text:p>0.0026903417</text:p>
          </table:table-cell>
          <table:table-cell office:value-type="float" office:value="0.00134089430237427" calcext:value-type="float">
            <text:p>0.0013408943</text:p>
          </table:table-cell>
        </table:table-row>
        <table:table-row table:style-name="ro1">
          <table:table-cell office:value-type="string" calcext:value-type="string">
            <text:p>method2</text:p>
          </table:table-cell>
          <table:table-cell office:value-type="float" office:value="0.0369691791262765" calcext:value-type="float">
            <text:p>0.0369691791</text:p>
          </table:table-cell>
          <table:table-cell office:value-type="float" office:value="0.0301943309485067" calcext:value-type="float">
            <text:p>0.0301943309</text:p>
          </table:table-cell>
          <table:table-cell office:value-type="float" office:value="0.0182655774009861" calcext:value-type="float">
            <text:p>0.0182655774</text:p>
          </table:table-cell>
          <table:table-cell office:value-type="float" office:value="0.00810120081698162" calcext:value-type="float">
            <text:p>0.0081012008</text:p>
          </table:table-cell>
          <table:table-cell office:value-type="float" office:value="0.00418616505851866" calcext:value-type="float">
            <text:p>0.0041861651</text:p>
          </table:table-cell>
          <table:table-cell office:value-type="float" office:value="0.00212727138064484" calcext:value-type="float">
            <text:p>0.0021272714</text:p>
          </table:table-cell>
          <table:table-cell office:value-type="float" office:value="0.000859152515372053" calcext:value-type="float">
            <text:p>0.0008591525</text:p>
          </table:table-cell>
          <table:table-cell office:value-type="float" office:value="0.00043095349417932" calcext:value-type="float">
            <text:p>0.0004309535</text:p>
          </table:table-cell>
        </table:table-row>
        <table:table-row table:style-name="ro1">
          <table:table-cell office:value-type="string" calcext:value-type="string">
            <text:p>method3</text:p>
          </table:table-cell>
          <table:table-cell office:value-type="float" office:value="0.0369691791262765" calcext:value-type="float">
            <text:p>0.0369691791</text:p>
          </table:table-cell>
          <table:table-cell office:value-type="float" office:value="0.0301943309485067" calcext:value-type="float">
            <text:p>0.0301943309</text:p>
          </table:table-cell>
          <table:table-cell office:value-type="float" office:value="0.0182655774009861" calcext:value-type="float">
            <text:p>0.0182655774</text:p>
          </table:table-cell>
          <table:table-cell office:value-type="float" office:value="0.00810120081698251" calcext:value-type="float">
            <text:p>0.0081012008</text:p>
          </table:table-cell>
          <table:table-cell office:value-type="float" office:value="0.00418616505851866" calcext:value-type="float">
            <text:p>0.0041861651</text:p>
          </table:table-cell>
          <table:table-cell office:value-type="float" office:value="0.00212727138064484" calcext:value-type="float">
            <text:p>0.0021272714</text:p>
          </table:table-cell>
          <table:table-cell office:value-type="float" office:value="0.000859152515371164" calcext:value-type="float">
            <text:p>0.0008591525</text:p>
          </table:table-cell>
          <table:table-cell office:value-type="float" office:value="0.00043095349417932" calcext:value-type="float">
            <text:p>0.0004309535</text:p>
          </table:table-cell>
        </table:table-row>
        <table:table-row table:style-name="ro1">
          <table:table-cell office:value-type="string" calcext:value-type="string">
            <text:p>method4</text:p>
          </table:table-cell>
          <table:table-cell office:value-type="float" office:value="0.0718590886697328" calcext:value-type="float">
            <text:p>0.0718590887</text:p>
          </table:table-cell>
          <table:table-cell office:value-type="float" office:value="0.039287748107351" calcext:value-type="float">
            <text:p>0.0392877481</text:p>
          </table:table-cell>
          <table:table-cell office:value-type="float" office:value="0.0205861955803659" calcext:value-type="float">
            <text:p>0.0205861956</text:p>
          </table:table-cell>
          <table:table-cell office:value-type="float" office:value="0.00847707607499437" calcext:value-type="float">
            <text:p>0.0084770761</text:p>
          </table:table-cell>
          <table:table-cell office:value-type="float" office:value="0.00428051654700568" calcext:value-type="float">
            <text:p>0.0042805165</text:p>
          </table:table-cell>
          <table:table-cell office:value-type="float" office:value="0.00215090713852817" calcext:value-type="float">
            <text:p>0.0021509071</text:p>
          </table:table-cell>
          <table:table-cell office:value-type="float" office:value="0.000862938836068139" calcext:value-type="float">
            <text:p>0.0008629388</text:p>
          </table:table-cell>
          <table:table-cell office:value-type="float" office:value="0.00043190045773045" calcext:value-type="float">
            <text:p>0.0004319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table:formula="of:=1/([.B1]+1)" office:value-type="float" office:value="0.166666666666667" calcext:value-type="float">
            <text:p>0.1666666667</text:p>
          </table:table-cell>
          <table:table-cell table:formula="of:=1/([.C1]+1)" office:value-type="float" office:value="0.0909090909090909" calcext:value-type="float">
            <text:p>0.0909090909</text:p>
          </table:table-cell>
          <table:table-cell table:formula="of:=1/([.D1]+1)" office:value-type="float" office:value="0.0476190476190476" calcext:value-type="float">
            <text:p>0.0476190476</text:p>
          </table:table-cell>
          <table:table-cell table:formula="of:=1/([.E1]+1)" office:value-type="float" office:value="0.0196078431372549" calcext:value-type="float">
            <text:p>0.0196078431</text:p>
          </table:table-cell>
          <table:table-cell table:formula="of:=1/([.F1]+1)" office:value-type="float" office:value="0.0099009900990099" calcext:value-type="float">
            <text:p>0.0099009901</text:p>
          </table:table-cell>
          <table:table-cell table:formula="of:=1/([.G1]+1)" office:value-type="float" office:value="0.00497512437810945" calcext:value-type="float">
            <text:p>0.0049751244</text:p>
          </table:table-cell>
          <table:table-cell table:formula="of:=1/([.H1]+1)" office:value-type="float" office:value="0.00199600798403194" calcext:value-type="float">
            <text:p>0.001996008</text:p>
          </table:table-cell>
          <table:table-cell table:formula="of:=1/([.I1]+1)" office:value-type="float" office:value="0.000999000999000999" calcext:value-type="float">
            <text:p>0.000999001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table:formula="of:=[.B8]" office:value-type="float" office:value="0.166666666666667" calcext:value-type="float">
            <text:p>0.1666666667</text:p>
          </table:table-cell>
          <table:table-cell table:formula="of:=[.C8]" office:value-type="float" office:value="0.0909090909090909" calcext:value-type="float">
            <text:p>0.0909090909</text:p>
          </table:table-cell>
          <table:table-cell table:formula="of:=[.D8]" office:value-type="float" office:value="0.0476190476190476" calcext:value-type="float">
            <text:p>0.0476190476</text:p>
          </table:table-cell>
          <table:table-cell table:formula="of:=[.E8]" office:value-type="float" office:value="0.0196078431372549" calcext:value-type="float">
            <text:p>0.0196078431</text:p>
          </table:table-cell>
          <table:table-cell table:formula="of:=[.F8]" office:value-type="float" office:value="0.0099009900990099" calcext:value-type="float">
            <text:p>0.0099009901</text:p>
          </table:table-cell>
          <table:table-cell table:formula="of:=[.G8]" office:value-type="float" office:value="0.00497512437810945" calcext:value-type="float">
            <text:p>0.0049751244</text:p>
          </table:table-cell>
          <table:table-cell table:formula="of:=[.H8]" office:value-type="float" office:value="0.00199600798403194" calcext:value-type="float">
            <text:p>0.001996008</text:p>
          </table:table-cell>
          <table:table-cell table:formula="of:=[.I8]" office:value-type="float" office:value="0.000999000999000999" calcext:value-type="float">
            <text:p>0.000999001</text:p>
          </table:table-cell>
        </table:table-row>
        <table:table-row table:style-name="ro1">
          <table:table-cell table:style-name="ce1" office:value-type="string" calcext:value-type="string">
            <text:p>method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rr</text:p>
          </table:table-cell>
          <table:table-cell table:formula="of:=[.B2]" office:value-type="float" office:value="0.434453485903158" calcext:value-type="float">
            <text:p>0.4344534859</text:p>
          </table:table-cell>
          <table:table-cell table:formula="of:=[.C2]" office:value-type="float" office:value="0.220432437010642" calcext:value-type="float">
            <text:p>0.220432437</text:p>
          </table:table-cell>
          <table:table-cell table:formula="of:=[.D2]" office:value-type="float" office:value="0.111474334359597" calcext:value-type="float">
            <text:p>0.1114743344</text:p>
          </table:table-cell>
          <table:table-cell table:formula="of:=[.E2]" office:value-type="float" office:value="0.0448956668467409" calcext:value-type="float">
            <text:p>0.0448956668</text:p>
          </table:table-cell>
          <table:table-cell table:formula="of:=[.F2]" office:value-type="float" office:value="0.0225037567166853" calcext:value-type="float">
            <text:p>0.0225037567</text:p>
          </table:table-cell>
          <table:table-cell table:formula="of:=[.G2]" office:value-type="float" office:value="0.0112656027183009" calcext:value-type="float">
            <text:p>0.0112656027</text:p>
          </table:table-cell>
          <table:table-cell table:formula="of:=[.H2]" office:value-type="float" office:value="0.00450958897878273" calcext:value-type="float">
            <text:p>0.004509589</text:p>
          </table:table-cell>
          <table:table-cell table:formula="of:=[.I2]" office:value-type="float" office:value="0.002255353801357" calcext:value-type="float">
            <text:p>0.0022553538</text:p>
          </table:table-cell>
        </table:table-row>
        <table:table-row table:style-name="ro1">
          <table:table-cell table:style-name="ce2" office:value-type="string" calcext:value-type="string">
            <text:p>err/h1</text:p>
          </table:table-cell>
          <table:table-cell table:style-name="ce2" table:formula="of:=[.B36]/[.B34]" office:value-type="float" office:value="2.60672091541895" calcext:value-type="float">
            <text:p>2.6067209154</text:p>
          </table:table-cell>
          <table:table-cell table:style-name="ce2" table:formula="of:=[.C36]/[.C34]" office:value-type="float" office:value="2.42475680711706" calcext:value-type="float">
            <text:p>2.4247568071</text:p>
          </table:table-cell>
          <table:table-cell table:style-name="ce2" table:formula="of:=[.D36]/[.D34]" office:value-type="float" office:value="2.34096102155154" calcext:value-type="float">
            <text:p>2.3409610216</text:p>
          </table:table-cell>
          <table:table-cell table:style-name="ce2" table:formula="of:=[.E36]/[.E34]" office:value-type="float" office:value="2.28967900918379" calcext:value-type="float">
            <text:p>2.2896790092</text:p>
          </table:table-cell>
          <table:table-cell table:style-name="ce2" table:formula="of:=[.F36]/[.F34]" office:value-type="float" office:value="2.27287942838522" calcext:value-type="float">
            <text:p>2.2728794284</text:p>
          </table:table-cell>
          <table:table-cell table:style-name="ce2" table:formula="of:=[.G36]/[.G34]" office:value-type="float" office:value="2.26438614637848" calcext:value-type="float">
            <text:p>2.2643861464</text:p>
          </table:table-cell>
          <table:table-cell table:style-name="ce2" table:formula="of:=[.H36]/[.H34]" office:value-type="float" office:value="2.25930407837015" calcext:value-type="float">
            <text:p>2.2593040784</text:p>
          </table:table-cell>
          <table:table-cell table:style-name="ce2" table:formula="of:=[.I36]/[.I34]" office:value-type="float" office:value="2.25760915515836" calcext:value-type="float">
            <text:p>2.2576091552</text:p>
          </table:table-cell>
        </table:table-row>
        <table:table-row table:style-name="ro1">
          <table:table-cell office:value-type="string" calcext:value-type="string">
            <text:p>err/h2</text:p>
          </table:table-cell>
          <table:table-cell table:formula="of:=[.B36]/([.B34] ^ 2)" office:value-type="float" office:value="15.6403254925137" calcext:value-type="float">
            <text:p>15.6403254925</text:p>
          </table:table-cell>
          <table:table-cell table:formula="of:=[.C36]/([.C34] ^ 2)" office:value-type="float" office:value="26.6723248782877" calcext:value-type="float">
            <text:p>26.6723248783</text:p>
          </table:table-cell>
          <table:table-cell table:formula="of:=[.D36]/([.D34] ^ 2)" office:value-type="float" office:value="49.1601814525823" calcext:value-type="float">
            <text:p>49.1601814526</text:p>
          </table:table-cell>
          <table:table-cell table:formula="of:=[.E36]/([.E34] ^ 2)" office:value-type="float" office:value="116.773629468373" calcext:value-type="float">
            <text:p>116.7736294684</text:p>
          </table:table-cell>
          <table:table-cell table:formula="of:=[.F36]/([.F34] ^ 2)" office:value-type="float" office:value="229.560822266907" calcext:value-type="float">
            <text:p>229.5608222669</text:p>
          </table:table-cell>
          <table:table-cell table:formula="of:=[.G36]/([.G34] ^ 2)" office:value-type="float" office:value="455.141615422075" calcext:value-type="float">
            <text:p>455.1416154221</text:p>
          </table:table-cell>
          <table:table-cell table:formula="of:=[.H36]/([.H34] ^ 2)" office:value-type="float" office:value="1131.91134326344" calcext:value-type="float">
            <text:p>1131.9113432635</text:p>
          </table:table-cell>
          <table:table-cell table:formula="of:=[.I36]/([.I34] ^ 2)" office:value-type="float" office:value="2259.86676431352" calcext:value-type="float">
            <text:p>2259.8667643135</text:p>
          </table:table-cell>
        </table:table-row>
        <table:table-row table:style-name="ro1">
          <table:table-cell office:value-type="string" calcext:value-type="string">
            <text:p>err/h3</text:p>
          </table:table-cell>
          <table:table-cell table:formula="of:=[.B36]/([.B34] ^3)" office:value-type="float" office:value="93.8419529550822" calcext:value-type="float">
            <text:p>93.8419529551</text:p>
          </table:table-cell>
          <table:table-cell table:formula="of:=[.C36]/([.C34] ^3)" office:value-type="float" office:value="293.395573661164" calcext:value-type="float">
            <text:p>293.3955736612</text:p>
          </table:table-cell>
          <table:table-cell table:formula="of:=[.D36]/([.D34] ^3)" office:value-type="float" office:value="1032.36381050423" calcext:value-type="float">
            <text:p>1032.3638105042</text:p>
          </table:table-cell>
          <table:table-cell table:formula="of:=[.E36]/([.E34] ^3)" office:value-type="float" office:value="5955.45510288703" calcext:value-type="float">
            <text:p>5955.455102887</text:p>
          </table:table-cell>
          <table:table-cell table:formula="of:=[.F36]/([.F34] ^3)" office:value-type="float" office:value="23185.6430489576" calcext:value-type="float">
            <text:p>23185.6430489576</text:p>
          </table:table-cell>
          <table:table-cell table:formula="of:=[.G36]/([.G34] ^3)" office:value-type="float" office:value="91483.464699837" calcext:value-type="float">
            <text:p>91483.464699837</text:p>
          </table:table-cell>
          <table:table-cell table:formula="of:=[.H36]/([.H34] ^3)" office:value-type="float" office:value="567087.582974986" calcext:value-type="float">
            <text:p>567087.582974986</text:p>
          </table:table-cell>
          <table:table-cell table:formula="of:=[.I36]/([.I34] ^3)" office:value-type="float" office:value="2262126.63107783" calcext:value-type="float">
            <text:p>2262126.63107783</text:p>
          </table:table-cell>
        </table:table-row>
        <table:table-row table:style-name="ro1">
          <table:table-cell office:value-type="string" calcext:value-type="string">
            <text:p>err/h4</text:p>
          </table:table-cell>
          <table:table-cell table:style-name="ce3" table:formula="of:=[.B36]/([.B34] ^ 4)" office:value-type="float" office:value="563.051717730493" calcext:value-type="float">
            <text:p>563.0517177305</text:p>
          </table:table-cell>
          <table:table-cell table:style-name="ce3" table:formula="of:=[.C36]/([.C34] ^ 4)" office:value-type="float" office:value="3227.35131027281" calcext:value-type="float">
            <text:p>3227.3513102728</text:p>
          </table:table-cell>
          <table:table-cell table:style-name="ce3" table:formula="of:=[.D36]/([.D34] ^ 4)" office:value-type="float" office:value="21679.6400205888" calcext:value-type="float">
            <text:p>21679.6400205888</text:p>
          </table:table-cell>
          <table:table-cell table:style-name="ce3" table:formula="of:=[.E36]/([.E34] ^ 4)" office:value-type="float" office:value="303728.210247238" calcext:value-type="float">
            <text:p>303728.210247238</text:p>
          </table:table-cell>
          <table:table-cell table:style-name="ce3" table:formula="of:=[.F36]/([.F34] ^ 4)" office:value-type="float" office:value="2341749.94794472" calcext:value-type="float">
            <text:p>2341749.94794472</text:p>
          </table:table-cell>
          <table:table-cell table:style-name="ce3" table:formula="of:=[.G36]/([.G34] ^ 4)" office:value-type="float" office:value="18388176.4046672" calcext:value-type="float">
            <text:p>18388176.4046672</text:p>
          </table:table-cell>
          <table:table-cell table:style-name="ce3" table:formula="of:=[.H36]/([.H34] ^ 4)" office:value-type="float" office:value="284110879.070468" calcext:value-type="float">
            <text:p>284110879.070468</text:p>
          </table:table-cell>
          <table:table-cell table:style-name="ce3" table:formula="of:=[.I36]/([.I34] ^ 4)" office:value-type="float" office:value="2264388757.70891" calcext:value-type="float">
            <text:p>2264388757.70891</text:p>
          </table:table-cell>
        </table:table-row>
        <table:table-row table:style-name="ro1">
          <table:table-cell office:value-type="string" calcext:value-type="string">
            <text:p>err/h5</text:p>
          </table:table-cell>
          <table:table-cell table:formula="of:==[.B36]/([.B34] ^ 5)" office:value-type="float" office:value="3378.31030638296" calcext:value-type="float">
            <text:p>3378.310306383</text:p>
          </table:table-cell>
          <table:table-cell table:formula="of:==[.C36]/([.C34] ^ 5)" office:value-type="float" office:value="35500.8644130009" calcext:value-type="float">
            <text:p>35500.8644130009</text:p>
          </table:table-cell>
          <table:table-cell table:formula="of:==[.D36]/([.D34] ^ 5)" office:value-type="float" office:value="455272.440432365" calcext:value-type="float">
            <text:p>455272.440432365</text:p>
          </table:table-cell>
          <table:table-cell table:formula="of:==[.E36]/([.E34] ^ 5)" office:value-type="float" office:value="15490138.7226092" calcext:value-type="float">
            <text:p>15490138.7226092</text:p>
          </table:table-cell>
          <table:table-cell table:formula="of:==[.F36]/([.F34] ^ 5)" office:value-type="float" office:value="236516744.742416" calcext:value-type="float">
            <text:p>236516744.742416</text:p>
          </table:table-cell>
          <table:table-cell table:formula="of:==[.G36]/([.G34] ^ 5)" office:value-type="float" office:value="3696023457.33812" calcext:value-type="float">
            <text:p>3696023457.33812</text:p>
          </table:table-cell>
          <table:table-cell table:formula="of:==[.H36]/([.H34] ^ 5)" office:value-type="float" office:value="142339550414.304" calcext:value-type="float">
            <text:p>142339550414.304</text:p>
          </table:table-cell>
          <table:table-cell table:formula="of:==[.I36]/([.I34] ^ 5)" office:value-type="float" office:value="2266653146466.62" calcext:value-type="float">
            <text:p>2266653146466.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table:formula="of:=[.B8]" office:value-type="float" office:value="0.166666666666667" calcext:value-type="float">
            <text:p>0.1666666667</text:p>
          </table:table-cell>
          <table:table-cell table:formula="of:=[.C8]" office:value-type="float" office:value="0.0909090909090909" calcext:value-type="float">
            <text:p>0.0909090909</text:p>
          </table:table-cell>
          <table:table-cell table:formula="of:=[.D8]" office:value-type="float" office:value="0.0476190476190476" calcext:value-type="float">
            <text:p>0.0476190476</text:p>
          </table:table-cell>
          <table:table-cell table:formula="of:=[.E8]" office:value-type="float" office:value="0.0196078431372549" calcext:value-type="float">
            <text:p>0.0196078431</text:p>
          </table:table-cell>
          <table:table-cell table:formula="of:=[.F8]" office:value-type="float" office:value="0.0099009900990099" calcext:value-type="float">
            <text:p>0.0099009901</text:p>
          </table:table-cell>
          <table:table-cell table:formula="of:=[.G8]" office:value-type="float" office:value="0.00497512437810945" calcext:value-type="float">
            <text:p>0.0049751244</text:p>
          </table:table-cell>
          <table:table-cell table:formula="of:=[.H8]" office:value-type="float" office:value="0.00199600798403194" calcext:value-type="float">
            <text:p>0.001996008</text:p>
          </table:table-cell>
          <table:table-cell table:formula="of:=[.I8]" office:value-type="float" office:value="0.000999000999000999" calcext:value-type="float">
            <text:p>0.000999001</text:p>
          </table:table-cell>
        </table:table-row>
        <table:table-row table:style-name="ro1">
          <table:table-cell table:style-name="ce1" office:value-type="string" calcext:value-type="string">
            <text:p>method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rr</text:p>
          </table:table-cell>
          <table:table-cell table:formula="of:=[.B3]" office:value-type="float" office:value="0.428486614691264" calcext:value-type="float">
            <text:p>0.4284866147</text:p>
          </table:table-cell>
          <table:table-cell table:formula="of:=[.C3]" office:value-type="float" office:value="0.175451494716394" calcext:value-type="float">
            <text:p>0.1754514947</text:p>
          </table:table-cell>
          <table:table-cell table:formula="of:=[.D3]" office:value-type="float" office:value="0.0774234268927661" calcext:value-type="float">
            <text:p>0.0774234269</text:p>
          </table:table-cell>
          <table:table-cell table:formula="of:=[.E3]" office:value-type="float" office:value="0.0284378466228938" calcext:value-type="float">
            <text:p>0.0284378466</text:p>
          </table:table-cell>
          <table:table-cell table:formula="of:=[.F3]" office:value-type="float" office:value="0.0137929154211722" calcext:value-type="float">
            <text:p>0.0137929154</text:p>
          </table:table-cell>
          <table:table-cell table:formula="of:=[.G3]" office:value-type="float" office:value="0.00678993684469198" calcext:value-type="float">
            <text:p>0.0067899368</text:p>
          </table:table-cell>
          <table:table-cell table:formula="of:=[.H3]" office:value-type="float" office:value="0.00269034171992022" calcext:value-type="float">
            <text:p>0.0026903417</text:p>
          </table:table-cell>
          <table:table-cell table:formula="of:=[.I3]" office:value-type="float" office:value="0.00134089430237427" calcext:value-type="float">
            <text:p>0.0013408943</text:p>
          </table:table-cell>
        </table:table-row>
        <table:table-row table:style-name="ro1">
          <table:table-cell table:style-name="ce2" office:value-type="string" calcext:value-type="string">
            <text:p>err/h1</text:p>
          </table:table-cell>
          <table:table-cell table:style-name="ce2" table:formula="of:=[.B45]/[.B43]" office:value-type="float" office:value="2.57091968814758" calcext:value-type="float">
            <text:p>2.5709196881</text:p>
          </table:table-cell>
          <table:table-cell table:style-name="ce2" table:formula="of:=[.C45]/[.C43]" office:value-type="float" office:value="1.92996644188033" calcext:value-type="float">
            <text:p>1.9299664419</text:p>
          </table:table-cell>
          <table:table-cell table:style-name="ce2" table:formula="of:=[.D45]/[.D43]" office:value-type="float" office:value="1.62589196474809" calcext:value-type="float">
            <text:p>1.6258919647</text:p>
          </table:table-cell>
          <table:table-cell table:style-name="ce2" table:formula="of:=[.E45]/[.E43]" office:value-type="float" office:value="1.45033017776758" calcext:value-type="float">
            <text:p>1.4503301778</text:p>
          </table:table-cell>
          <table:table-cell table:style-name="ce2" table:formula="of:=[.F45]/[.F43]" office:value-type="float" office:value="1.39308445753839" calcext:value-type="float">
            <text:p>1.3930844575</text:p>
          </table:table-cell>
          <table:table-cell table:style-name="ce2" table:formula="of:=[.G45]/[.G43]" office:value-type="float" office:value="1.36477730578309" calcext:value-type="float">
            <text:p>1.3647773058</text:p>
          </table:table-cell>
          <table:table-cell table:style-name="ce2" table:formula="of:=[.H45]/[.H43]" office:value-type="float" office:value="1.34786120168003" calcext:value-type="float">
            <text:p>1.3478612017</text:p>
          </table:table-cell>
          <table:table-cell table:style-name="ce2" table:formula="of:=[.I45]/[.I43]" office:value-type="float" office:value="1.34223519667664" calcext:value-type="float">
            <text:p>1.3422351967</text:p>
          </table:table-cell>
        </table:table-row>
        <table:table-row table:style-name="ro1">
          <table:table-cell office:value-type="string" calcext:value-type="string">
            <text:p>err/h2</text:p>
          </table:table-cell>
          <table:table-cell table:formula="of:=[.B45]/([.B43] ^ 2)" office:value-type="float" office:value="15.4255181288855" calcext:value-type="float">
            <text:p>15.4255181289</text:p>
          </table:table-cell>
          <table:table-cell table:formula="of:=[.C45]/([.C43] ^ 2)" office:value-type="float" office:value="21.2296308606837" calcext:value-type="float">
            <text:p>21.2296308607</text:p>
          </table:table-cell>
          <table:table-cell table:formula="of:=[.D45]/([.D43] ^ 2)" office:value-type="float" office:value="34.1437312597098" calcext:value-type="float">
            <text:p>34.1437312597</text:p>
          </table:table-cell>
          <table:table-cell table:formula="of:=[.E45]/([.E43] ^ 2)" office:value-type="float" office:value="73.9668390661468" calcext:value-type="float">
            <text:p>73.9668390661</text:p>
          </table:table-cell>
          <table:table-cell table:formula="of:=[.F45]/([.F43] ^ 2)" office:value-type="float" office:value="140.701530211378" calcext:value-type="float">
            <text:p>140.7015302114</text:p>
          </table:table-cell>
          <table:table-cell table:formula="of:=[.G45]/([.G43] ^ 2)" office:value-type="float" office:value="274.320238462401" calcext:value-type="float">
            <text:p>274.3202384624</text:p>
          </table:table-cell>
          <table:table-cell table:formula="of:=[.H45]/([.H43] ^ 2)" office:value-type="float" office:value="675.278462041695" calcext:value-type="float">
            <text:p>675.2784620417</text:p>
          </table:table-cell>
          <table:table-cell table:formula="of:=[.I45]/([.I43] ^ 2)" office:value-type="float" office:value="1343.57743187332" calcext:value-type="float">
            <text:p>1343.5774318733</text:p>
          </table:table-cell>
        </table:table-row>
        <table:table-row table:style-name="ro1">
          <table:table-cell office:value-type="string" calcext:value-type="string">
            <text:p>err/h3</text:p>
          </table:table-cell>
          <table:table-cell table:formula="of:=[.B45]/([.B43] ^3)" office:value-type="float" office:value="92.5531087733131" calcext:value-type="float">
            <text:p>92.5531087733</text:p>
          </table:table-cell>
          <table:table-cell table:formula="of:=[.C45]/([.C43] ^3)" office:value-type="float" office:value="233.52593946752" calcext:value-type="float">
            <text:p>233.5259394675</text:p>
          </table:table-cell>
          <table:table-cell table:formula="of:=[.D45]/([.D43] ^3)" office:value-type="float" office:value="717.018356453907" calcext:value-type="float">
            <text:p>717.0183564539</text:p>
          </table:table-cell>
          <table:table-cell table:formula="of:=[.E45]/([.E43] ^3)" office:value-type="float" office:value="3772.30879237349" calcext:value-type="float">
            <text:p>3772.3087923735</text:p>
          </table:table-cell>
          <table:table-cell table:formula="of:=[.F45]/([.F43] ^3)" office:value-type="float" office:value="14210.8545513491" calcext:value-type="float">
            <text:p>14210.8545513491</text:p>
          </table:table-cell>
          <table:table-cell table:formula="of:=[.G45]/([.G43] ^3)" office:value-type="float" office:value="55138.3679309426" calcext:value-type="float">
            <text:p>55138.3679309426</text:p>
          </table:table-cell>
          <table:table-cell table:formula="of:=[.H45]/([.H43] ^3)" office:value-type="float" office:value="338314.509482889" calcext:value-type="float">
            <text:p>338314.509482889</text:p>
          </table:table-cell>
          <table:table-cell table:formula="of:=[.I45]/([.I43] ^3)" office:value-type="float" office:value="1344921.00930519" calcext:value-type="float">
            <text:p>1344921.00930519</text:p>
          </table:table-cell>
        </table:table-row>
        <table:table-row table:style-name="ro1">
          <table:table-cell office:value-type="string" calcext:value-type="string">
            <text:p>err/h4</text:p>
          </table:table-cell>
          <table:table-cell table:style-name="ce3" table:formula="of:=[.B45]/([.B43] ^ 4)" office:value-type="float" office:value="555.318652639878" calcext:value-type="float">
            <text:p>555.3186526399</text:p>
          </table:table-cell>
          <table:table-cell table:style-name="ce3" table:formula="of:=[.C45]/([.C43] ^ 4)" office:value-type="float" office:value="2568.78533414272" calcext:value-type="float">
            <text:p>2568.7853341427</text:p>
          </table:table-cell>
          <table:table-cell table:style-name="ce3" table:formula="of:=[.D45]/([.D43] ^ 4)" office:value-type="float" office:value="15057.385485532" calcext:value-type="float">
            <text:p>15057.385485532</text:p>
          </table:table-cell>
          <table:table-cell table:style-name="ce3" table:formula="of:=[.E45]/([.E43] ^ 4)" office:value-type="float" office:value="192387.748411048" calcext:value-type="float">
            <text:p>192387.748411048</text:p>
          </table:table-cell>
          <table:table-cell table:style-name="ce3" table:formula="of:=[.F45]/([.F43] ^ 4)" office:value-type="float" office:value="1435296.30968626" calcext:value-type="float">
            <text:p>1435296.30968626</text:p>
          </table:table-cell>
          <table:table-cell table:style-name="ce3" table:formula="of:=[.G45]/([.G43] ^ 4)" office:value-type="float" office:value="11082811.9541195" calcext:value-type="float">
            <text:p>11082811.9541195</text:p>
          </table:table-cell>
          <table:table-cell table:style-name="ce3" table:formula="of:=[.H45]/([.H43] ^ 4)" office:value-type="float" office:value="169495569.250928" calcext:value-type="float">
            <text:p>169495569.250928</text:p>
          </table:table-cell>
          <table:table-cell table:style-name="ce3" table:formula="of:=[.I45]/([.I43] ^ 4)" office:value-type="float" office:value="1346265930.3145" calcext:value-type="float">
            <text:p>1346265930.3145</text:p>
          </table:table-cell>
        </table:table-row>
        <table:table-row table:style-name="ro1">
          <table:table-cell office:value-type="string" calcext:value-type="string">
            <text:p>err/h5</text:p>
          </table:table-cell>
          <table:table-cell table:formula="of:==[.B45]/([.B43] ^ 5)" office:value-type="float" office:value="3331.91191583927" calcext:value-type="float">
            <text:p>3331.9119158393</text:p>
          </table:table-cell>
          <table:table-cell table:formula="of:==[.C45]/([.C43] ^ 5)" office:value-type="float" office:value="28256.63867557" calcext:value-type="float">
            <text:p>28256.63867557</text:p>
          </table:table-cell>
          <table:table-cell table:formula="of:==[.D45]/([.D43] ^ 5)" office:value-type="float" office:value="316205.095196173" calcext:value-type="float">
            <text:p>316205.095196173</text:p>
          </table:table-cell>
          <table:table-cell table:formula="of:==[.E45]/([.E43] ^ 5)" office:value-type="float" office:value="9811775.16896344" calcext:value-type="float">
            <text:p>9811775.16896344</text:p>
          </table:table-cell>
          <table:table-cell table:formula="of:==[.F45]/([.F43] ^ 5)" office:value-type="float" office:value="144964927.278313" calcext:value-type="float">
            <text:p>144964927.278313</text:p>
          </table:table-cell>
          <table:table-cell table:formula="of:==[.G45]/([.G43] ^ 5)" office:value-type="float" office:value="2227645202.77801" calcext:value-type="float">
            <text:p>2227645202.77801</text:p>
          </table:table-cell>
          <table:table-cell table:formula="of:==[.H45]/([.H43] ^ 5)" office:value-type="float" office:value="84917280194.7147" calcext:value-type="float">
            <text:p>84917280194.7147</text:p>
          </table:table-cell>
          <table:table-cell table:formula="of:==[.I45]/([.I43] ^ 5)" office:value-type="float" office:value="1347612196244.81" calcext:value-type="float">
            <text:p>1347612196244.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table:formula="of:=[.B8]" office:value-type="float" office:value="0.166666666666667" calcext:value-type="float">
            <text:p>0.1666666667</text:p>
          </table:table-cell>
          <table:table-cell table:formula="of:=[.C8]" office:value-type="float" office:value="0.0909090909090909" calcext:value-type="float">
            <text:p>0.0909090909</text:p>
          </table:table-cell>
          <table:table-cell table:formula="of:=[.D8]" office:value-type="float" office:value="0.0476190476190476" calcext:value-type="float">
            <text:p>0.0476190476</text:p>
          </table:table-cell>
          <table:table-cell table:formula="of:=[.E8]" office:value-type="float" office:value="0.0196078431372549" calcext:value-type="float">
            <text:p>0.0196078431</text:p>
          </table:table-cell>
          <table:table-cell table:formula="of:=[.F8]" office:value-type="float" office:value="0.0099009900990099" calcext:value-type="float">
            <text:p>0.0099009901</text:p>
          </table:table-cell>
          <table:table-cell table:formula="of:=[.G8]" office:value-type="float" office:value="0.00497512437810945" calcext:value-type="float">
            <text:p>0.0049751244</text:p>
          </table:table-cell>
          <table:table-cell table:formula="of:=[.H8]" office:value-type="float" office:value="0.00199600798403194" calcext:value-type="float">
            <text:p>0.001996008</text:p>
          </table:table-cell>
          <table:table-cell table:formula="of:=[.I8]" office:value-type="float" office:value="0.000999000999000999" calcext:value-type="float">
            <text:p>0.000999001</text:p>
          </table:table-cell>
        </table:table-row>
        <table:table-row table:style-name="ro1">
          <table:table-cell table:style-name="ce1" office:value-type="string" calcext:value-type="string">
            <text:p>method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err</text:p>
          </table:table-cell>
          <table:table-cell table:style-name="ce2" table:formula="of:=[.B4]" office:value-type="float" office:value="0.0369691791262765" calcext:value-type="float">
            <text:p>0.0369691791</text:p>
          </table:table-cell>
          <table:table-cell table:style-name="ce2" table:formula="of:=[.C4]" office:value-type="float" office:value="0.0301943309485067" calcext:value-type="float">
            <text:p>0.0301943309</text:p>
          </table:table-cell>
          <table:table-cell table:style-name="ce2" table:formula="of:=[.D4]" office:value-type="float" office:value="0.0182655774009861" calcext:value-type="float">
            <text:p>0.0182655774</text:p>
          </table:table-cell>
          <table:table-cell table:style-name="ce2" table:formula="of:=[.E4]" office:value-type="float" office:value="0.00810120081698162" calcext:value-type="float">
            <text:p>0.0081012008</text:p>
          </table:table-cell>
          <table:table-cell table:style-name="ce2" table:formula="of:=[.F4]" office:value-type="float" office:value="0.00418616505851866" calcext:value-type="float">
            <text:p>0.0041861651</text:p>
          </table:table-cell>
          <table:table-cell table:style-name="ce2" table:formula="of:=[.G4]" office:value-type="float" office:value="0.00212727138064484" calcext:value-type="float">
            <text:p>0.0021272714</text:p>
          </table:table-cell>
          <table:table-cell table:style-name="ce2" table:formula="of:=[.H4]" office:value-type="float" office:value="0.000859152515372053" calcext:value-type="float">
            <text:p>0.0008591525</text:p>
          </table:table-cell>
          <table:table-cell table:style-name="ce2" table:formula="of:=[.I4]" office:value-type="float" office:value="0.00043095349417932" calcext:value-type="float">
            <text:p>0.0004309535</text:p>
          </table:table-cell>
        </table:table-row>
        <table:table-row table:style-name="ro1">
          <table:table-cell office:value-type="string" calcext:value-type="string">
            <text:p>err/h1</text:p>
          </table:table-cell>
          <table:table-cell table:formula="of:=[.B54]/[.B52]" office:value-type="float" office:value="0.221815074757659" calcext:value-type="float">
            <text:p>0.2218150748</text:p>
          </table:table-cell>
          <table:table-cell table:formula="of:=[.C54]/[.C52]" office:value-type="float" office:value="0.332137640433574" calcext:value-type="float">
            <text:p>0.3321376404</text:p>
          </table:table-cell>
          <table:table-cell table:formula="of:=[.D54]/[.D52]" office:value-type="float" office:value="0.383577125420708" calcext:value-type="float">
            <text:p>0.3835771254</text:p>
          </table:table-cell>
          <table:table-cell table:formula="of:=[.E54]/[.E52]" office:value-type="float" office:value="0.413161241666063" calcext:value-type="float">
            <text:p>0.4131612417</text:p>
          </table:table-cell>
          <table:table-cell table:formula="of:=[.F54]/[.F52]" office:value-type="float" office:value="0.422802670910385" calcext:value-type="float">
            <text:p>0.4228026709</text:p>
          </table:table-cell>
          <table:table-cell table:formula="of:=[.G54]/[.G52]" office:value-type="float" office:value="0.427581547509613" calcext:value-type="float">
            <text:p>0.4275815475</text:p>
          </table:table-cell>
          <table:table-cell table:formula="of:=[.H54]/[.H52]" office:value-type="float" office:value="0.430435410201399" calcext:value-type="float">
            <text:p>0.4304354102</text:p>
          </table:table-cell>
          <table:table-cell table:formula="of:=[.I54]/[.I52]" office:value-type="float" office:value="0.431384447673499" calcext:value-type="float">
            <text:p>0.4313844477</text:p>
          </table:table-cell>
        </table:table-row>
        <table:table-row table:style-name="ro1">
          <table:table-cell office:value-type="string" calcext:value-type="string">
            <text:p>err/h2</text:p>
          </table:table-cell>
          <table:table-cell table:formula="of:=[.B54]/([.B52] ^ 2)" office:value-type="float" office:value="1.33089044854595" calcext:value-type="float">
            <text:p>1.3308904485</text:p>
          </table:table-cell>
          <table:table-cell table:formula="of:=[.C54]/([.C52] ^ 2)" office:value-type="float" office:value="3.65351404476931" calcext:value-type="float">
            <text:p>3.6535140448</text:p>
          </table:table-cell>
          <table:table-cell table:formula="of:=[.D54]/([.D52] ^ 2)" office:value-type="float" office:value="8.05511963383487" calcext:value-type="float">
            <text:p>8.0551196338</text:p>
          </table:table-cell>
          <table:table-cell table:formula="of:=[.E54]/([.E52] ^ 2)" office:value-type="float" office:value="21.0712233249692" calcext:value-type="float">
            <text:p>21.071223325</text:p>
          </table:table-cell>
          <table:table-cell table:formula="of:=[.F54]/([.F52] ^ 2)" office:value-type="float" office:value="42.7030697619488" calcext:value-type="float">
            <text:p>42.7030697619</text:p>
          </table:table-cell>
          <table:table-cell table:formula="of:=[.G54]/([.G52] ^ 2)" office:value-type="float" office:value="85.9438910494322" calcext:value-type="float">
            <text:p>85.9438910494</text:p>
          </table:table-cell>
          <table:table-cell table:formula="of:=[.H54]/([.H52] ^ 2)" office:value-type="float" office:value="215.648140510901" calcext:value-type="float">
            <text:p>215.6481405109</text:p>
          </table:table-cell>
          <table:table-cell table:formula="of:=[.I54]/([.I52] ^ 2)" office:value-type="float" office:value="431.815832121173" calcext:value-type="float">
            <text:p>431.8158321212</text:p>
          </table:table-cell>
        </table:table-row>
        <table:table-row table:style-name="ro1">
          <table:table-cell office:value-type="string" calcext:value-type="string">
            <text:p>err/h3</text:p>
          </table:table-cell>
          <table:table-cell table:formula="of:=[.B54]/([.B52] ^3)" office:value-type="float" office:value="7.98534269127573" calcext:value-type="float">
            <text:p>7.9853426913</text:p>
          </table:table-cell>
          <table:table-cell table:formula="of:=[.C54]/([.C52] ^3)" office:value-type="float" office:value="40.1886544924624" calcext:value-type="float">
            <text:p>40.1886544925</text:p>
          </table:table-cell>
          <table:table-cell table:formula="of:=[.D54]/([.D52] ^3)" office:value-type="float" office:value="169.157512310532" calcext:value-type="float">
            <text:p>169.1575123105</text:p>
          </table:table-cell>
          <table:table-cell table:formula="of:=[.E54]/([.E52] ^3)" office:value-type="float" office:value="1074.63238957343" calcext:value-type="float">
            <text:p>1074.6323895734</text:p>
          </table:table-cell>
          <table:table-cell table:formula="of:=[.F54]/([.F52] ^3)" office:value-type="float" office:value="4313.01004595683" calcext:value-type="float">
            <text:p>4313.0100459568</text:p>
          </table:table-cell>
          <table:table-cell table:formula="of:=[.G54]/([.G52] ^3)" office:value-type="float" office:value="17274.7221009359" calcext:value-type="float">
            <text:p>17274.7221009359</text:p>
          </table:table-cell>
          <table:table-cell table:formula="of:=[.H54]/([.H52] ^3)" office:value-type="float" office:value="108039.718395961" calcext:value-type="float">
            <text:p>108039.718395961</text:p>
          </table:table-cell>
          <table:table-cell table:formula="of:=[.I54]/([.I52] ^3)" office:value-type="float" office:value="432247.647953294" calcext:value-type="float">
            <text:p>432247.647953294</text:p>
          </table:table-cell>
        </table:table-row>
        <table:table-row table:style-name="ro1">
          <table:table-cell office:value-type="string" calcext:value-type="string">
            <text:p>err/h4</text:p>
          </table:table-cell>
          <table:table-cell table:style-name="ce3" table:formula="of:=[.B54]/([.B52] ^ 4)" office:value-type="float" office:value="47.9120561476544" calcext:value-type="float">
            <text:p>47.9120561477</text:p>
          </table:table-cell>
          <table:table-cell table:style-name="ce3" table:formula="of:=[.C54]/([.C52] ^ 4)" office:value-type="float" office:value="442.075199417087" calcext:value-type="float">
            <text:p>442.0751994171</text:p>
          </table:table-cell>
          <table:table-cell table:style-name="ce3" table:formula="of:=[.D54]/([.D52] ^ 4)" office:value-type="float" office:value="3552.30775852118" calcext:value-type="float">
            <text:p>3552.3077585212</text:p>
          </table:table-cell>
          <table:table-cell table:style-name="ce3" table:formula="of:=[.E54]/([.E52] ^ 4)" office:value-type="float" office:value="54806.2518682449" calcext:value-type="float">
            <text:p>54806.2518682449</text:p>
          </table:table-cell>
          <table:table-cell table:style-name="ce3" table:formula="of:=[.F54]/([.F52] ^ 4)" office:value-type="float" office:value="435614.01464164" calcext:value-type="float">
            <text:p>435614.01464164</text:p>
          </table:table-cell>
          <table:table-cell table:style-name="ce3" table:formula="of:=[.G54]/([.G52] ^ 4)" office:value-type="float" office:value="3472219.14228811" calcext:value-type="float">
            <text:p>3472219.14228811</text:p>
          </table:table-cell>
          <table:table-cell table:style-name="ce3" table:formula="of:=[.H54]/([.H52] ^ 4)" office:value-type="float" office:value="54127898.9163766" calcext:value-type="float">
            <text:p>54127898.9163766</text:p>
          </table:table-cell>
          <table:table-cell table:style-name="ce3" table:formula="of:=[.I54]/([.I52] ^ 4)" office:value-type="float" office:value="432679895.601247" calcext:value-type="float">
            <text:p>432679895.601247</text:p>
          </table:table-cell>
        </table:table-row>
        <table:table-row table:style-name="ro1">
          <table:table-cell office:value-type="string" calcext:value-type="string">
            <text:p>err/h5</text:p>
          </table:table-cell>
          <table:table-cell table:formula="of:==[.B54]/([.B52] ^ 5)" office:value-type="float" office:value="287.472336885926" calcext:value-type="float">
            <text:p>287.4723368859</text:p>
          </table:table-cell>
          <table:table-cell table:formula="of:==[.C54]/([.C52] ^ 5)" office:value-type="float" office:value="4862.82719358795" calcext:value-type="float">
            <text:p>4862.827193588</text:p>
          </table:table-cell>
          <table:table-cell table:formula="of:==[.D54]/([.D52] ^ 5)" office:value-type="float" office:value="74598.4629289447" calcext:value-type="float">
            <text:p>74598.4629289447</text:p>
          </table:table-cell>
          <table:table-cell table:formula="of:==[.E54]/([.E52] ^ 5)" office:value-type="float" office:value="2795118.84528049" calcext:value-type="float">
            <text:p>2795118.84528049</text:p>
          </table:table-cell>
          <table:table-cell table:formula="of:==[.F54]/([.F52] ^ 5)" office:value-type="float" office:value="43997015.4788057" calcext:value-type="float">
            <text:p>43997015.4788057</text:p>
          </table:table-cell>
          <table:table-cell table:formula="of:==[.G54]/([.G52] ^ 5)" office:value-type="float" office:value="697916047.59991" calcext:value-type="float">
            <text:p>697916047.59991</text:p>
          </table:table-cell>
          <table:table-cell table:formula="of:==[.H54]/([.H52] ^ 5)" office:value-type="float" office:value="27118077357.1047" calcext:value-type="float">
            <text:p>27118077357.1047</text:p>
          </table:table-cell>
          <table:table-cell table:formula="of:==[.I54]/([.I52] ^ 5)" office:value-type="float" office:value="433112575496.849" calcext:value-type="float">
            <text:p>433112575496.84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table:formula="of:=[.B8]" office:value-type="float" office:value="0.166666666666667" calcext:value-type="float">
            <text:p>0.1666666667</text:p>
          </table:table-cell>
          <table:table-cell table:formula="of:=[.C8]" office:value-type="float" office:value="0.0909090909090909" calcext:value-type="float">
            <text:p>0.0909090909</text:p>
          </table:table-cell>
          <table:table-cell table:formula="of:=[.D8]" office:value-type="float" office:value="0.0476190476190476" calcext:value-type="float">
            <text:p>0.0476190476</text:p>
          </table:table-cell>
          <table:table-cell table:formula="of:=[.E8]" office:value-type="float" office:value="0.0196078431372549" calcext:value-type="float">
            <text:p>0.0196078431</text:p>
          </table:table-cell>
          <table:table-cell table:formula="of:=[.F8]" office:value-type="float" office:value="0.0099009900990099" calcext:value-type="float">
            <text:p>0.0099009901</text:p>
          </table:table-cell>
          <table:table-cell table:formula="of:=[.G8]" office:value-type="float" office:value="0.00497512437810945" calcext:value-type="float">
            <text:p>0.0049751244</text:p>
          </table:table-cell>
          <table:table-cell table:formula="of:=[.H8]" office:value-type="float" office:value="0.00199600798403194" calcext:value-type="float">
            <text:p>0.001996008</text:p>
          </table:table-cell>
          <table:table-cell table:formula="of:=[.I8]" office:value-type="float" office:value="0.000999000999000999" calcext:value-type="float">
            <text:p>0.000999001</text:p>
          </table:table-cell>
        </table:table-row>
        <table:table-row table:style-name="ro1">
          <table:table-cell table:style-name="ce1" office:value-type="string" calcext:value-type="string">
            <text:p>method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err</text:p>
          </table:table-cell>
          <table:table-cell table:style-name="ce2" table:formula="of:=[.B5]" office:value-type="float" office:value="0.0369691791262765" calcext:value-type="float">
            <text:p>0.0369691791</text:p>
          </table:table-cell>
          <table:table-cell table:style-name="ce2" table:formula="of:=[.C5]" office:value-type="float" office:value="0.0301943309485067" calcext:value-type="float">
            <text:p>0.0301943309</text:p>
          </table:table-cell>
          <table:table-cell table:style-name="ce2" table:formula="of:=[.D5]" office:value-type="float" office:value="0.0182655774009861" calcext:value-type="float">
            <text:p>0.0182655774</text:p>
          </table:table-cell>
          <table:table-cell table:style-name="ce2" table:formula="of:=[.E5]" office:value-type="float" office:value="0.00810120081698251" calcext:value-type="float">
            <text:p>0.0081012008</text:p>
          </table:table-cell>
          <table:table-cell table:style-name="ce2" table:formula="of:=[.F5]" office:value-type="float" office:value="0.00418616505851866" calcext:value-type="float">
            <text:p>0.0041861651</text:p>
          </table:table-cell>
          <table:table-cell table:style-name="ce2" table:formula="of:=[.G5]" office:value-type="float" office:value="0.00212727138064484" calcext:value-type="float">
            <text:p>0.0021272714</text:p>
          </table:table-cell>
          <table:table-cell table:style-name="ce2" table:formula="of:=[.H5]" office:value-type="float" office:value="0.000859152515371164" calcext:value-type="float">
            <text:p>0.0008591525</text:p>
          </table:table-cell>
          <table:table-cell table:style-name="ce2" table:formula="of:=[.I5]" office:value-type="float" office:value="0.00043095349417932" calcext:value-type="float">
            <text:p>0.0004309535</text:p>
          </table:table-cell>
        </table:table-row>
        <table:table-row table:style-name="ro1">
          <table:table-cell office:value-type="string" calcext:value-type="string">
            <text:p>err/h1</text:p>
          </table:table-cell>
          <table:table-cell table:formula="of:=[.B63]/[.B61]" office:value-type="float" office:value="0.221815074757659" calcext:value-type="float">
            <text:p>0.2218150748</text:p>
          </table:table-cell>
          <table:table-cell table:formula="of:=[.C63]/[.C61]" office:value-type="float" office:value="0.332137640433574" calcext:value-type="float">
            <text:p>0.3321376404</text:p>
          </table:table-cell>
          <table:table-cell table:formula="of:=[.D63]/[.D61]" office:value-type="float" office:value="0.383577125420708" calcext:value-type="float">
            <text:p>0.3835771254</text:p>
          </table:table-cell>
          <table:table-cell table:formula="of:=[.E63]/[.E61]" office:value-type="float" office:value="0.413161241666108" calcext:value-type="float">
            <text:p>0.4131612417</text:p>
          </table:table-cell>
          <table:table-cell table:formula="of:=[.F63]/[.F61]" office:value-type="float" office:value="0.422802670910385" calcext:value-type="float">
            <text:p>0.4228026709</text:p>
          </table:table-cell>
          <table:table-cell table:formula="of:=[.G63]/[.G61]" office:value-type="float" office:value="0.427581547509613" calcext:value-type="float">
            <text:p>0.4275815475</text:p>
          </table:table-cell>
          <table:table-cell table:formula="of:=[.H63]/[.H61]" office:value-type="float" office:value="0.430435410200953" calcext:value-type="float">
            <text:p>0.4304354102</text:p>
          </table:table-cell>
          <table:table-cell table:formula="of:=[.I63]/[.I61]" office:value-type="float" office:value="0.431384447673499" calcext:value-type="float">
            <text:p>0.4313844477</text:p>
          </table:table-cell>
        </table:table-row>
        <table:table-row table:style-name="ro1">
          <table:table-cell office:value-type="string" calcext:value-type="string">
            <text:p>err/h2</text:p>
          </table:table-cell>
          <table:table-cell table:formula="of:=[.B63]/([.B61] ^ 2)" office:value-type="float" office:value="1.33089044854595" calcext:value-type="float">
            <text:p>1.3308904485</text:p>
          </table:table-cell>
          <table:table-cell table:formula="of:=[.C63]/([.C61] ^ 2)" office:value-type="float" office:value="3.65351404476931" calcext:value-type="float">
            <text:p>3.6535140448</text:p>
          </table:table-cell>
          <table:table-cell table:formula="of:=[.D63]/([.D61] ^ 2)" office:value-type="float" office:value="8.05511963383487" calcext:value-type="float">
            <text:p>8.0551196338</text:p>
          </table:table-cell>
          <table:table-cell table:formula="of:=[.E63]/([.E61] ^ 2)" office:value-type="float" office:value="21.0712233249715" calcext:value-type="float">
            <text:p>21.071223325</text:p>
          </table:table-cell>
          <table:table-cell table:formula="of:=[.F63]/([.F61] ^ 2)" office:value-type="float" office:value="42.7030697619488" calcext:value-type="float">
            <text:p>42.7030697619</text:p>
          </table:table-cell>
          <table:table-cell table:formula="of:=[.G63]/([.G61] ^ 2)" office:value-type="float" office:value="85.9438910494322" calcext:value-type="float">
            <text:p>85.9438910494</text:p>
          </table:table-cell>
          <table:table-cell table:formula="of:=[.H63]/([.H61] ^ 2)" office:value-type="float" office:value="215.648140510678" calcext:value-type="float">
            <text:p>215.6481405107</text:p>
          </table:table-cell>
          <table:table-cell table:formula="of:=[.I63]/([.I61] ^ 2)" office:value-type="float" office:value="431.815832121173" calcext:value-type="float">
            <text:p>431.8158321212</text:p>
          </table:table-cell>
        </table:table-row>
        <table:table-row table:style-name="ro1">
          <table:table-cell office:value-type="string" calcext:value-type="string">
            <text:p>err/h3</text:p>
          </table:table-cell>
          <table:table-cell table:formula="of:=[.B63]/([.B61] ^3)" office:value-type="float" office:value="7.98534269127573" calcext:value-type="float">
            <text:p>7.9853426913</text:p>
          </table:table-cell>
          <table:table-cell table:formula="of:=[.C63]/([.C61] ^3)" office:value-type="float" office:value="40.1886544924624" calcext:value-type="float">
            <text:p>40.1886544925</text:p>
          </table:table-cell>
          <table:table-cell table:formula="of:=[.D63]/([.D61] ^3)" office:value-type="float" office:value="169.157512310532" calcext:value-type="float">
            <text:p>169.1575123105</text:p>
          </table:table-cell>
          <table:table-cell table:formula="of:=[.E63]/([.E61] ^3)" office:value-type="float" office:value="1074.63238957355" calcext:value-type="float">
            <text:p>1074.6323895736</text:p>
          </table:table-cell>
          <table:table-cell table:formula="of:=[.F63]/([.F61] ^3)" office:value-type="float" office:value="4313.01004595683" calcext:value-type="float">
            <text:p>4313.0100459568</text:p>
          </table:table-cell>
          <table:table-cell table:formula="of:=[.G63]/([.G61] ^3)" office:value-type="float" office:value="17274.7221009359" calcext:value-type="float">
            <text:p>17274.7221009359</text:p>
          </table:table-cell>
          <table:table-cell table:formula="of:=[.H63]/([.H61] ^3)" office:value-type="float" office:value="108039.71839585" calcext:value-type="float">
            <text:p>108039.71839585</text:p>
          </table:table-cell>
          <table:table-cell table:formula="of:=[.I63]/([.I61] ^3)" office:value-type="float" office:value="432247.647953294" calcext:value-type="float">
            <text:p>432247.647953294</text:p>
          </table:table-cell>
        </table:table-row>
        <table:table-row table:style-name="ro1">
          <table:table-cell office:value-type="string" calcext:value-type="string">
            <text:p>err/h4</text:p>
          </table:table-cell>
          <table:table-cell table:style-name="ce3" table:formula="of:=[.B63]/([.B61] ^ 4)" office:value-type="float" office:value="47.9120561476544" calcext:value-type="float">
            <text:p>47.9120561477</text:p>
          </table:table-cell>
          <table:table-cell table:style-name="ce3" table:formula="of:=[.C63]/([.C61] ^ 4)" office:value-type="float" office:value="442.075199417087" calcext:value-type="float">
            <text:p>442.0751994171</text:p>
          </table:table-cell>
          <table:table-cell table:style-name="ce3" table:formula="of:=[.D63]/([.D61] ^ 4)" office:value-type="float" office:value="3552.30775852118" calcext:value-type="float">
            <text:p>3552.3077585212</text:p>
          </table:table-cell>
          <table:table-cell table:style-name="ce3" table:formula="of:=[.E63]/([.E61] ^ 4)" office:value-type="float" office:value="54806.2518682509" calcext:value-type="float">
            <text:p>54806.2518682509</text:p>
          </table:table-cell>
          <table:table-cell table:style-name="ce3" table:formula="of:=[.F63]/([.F61] ^ 4)" office:value-type="float" office:value="435614.01464164" calcext:value-type="float">
            <text:p>435614.01464164</text:p>
          </table:table-cell>
          <table:table-cell table:style-name="ce3" table:formula="of:=[.G63]/([.G61] ^ 4)" office:value-type="float" office:value="3472219.14228811" calcext:value-type="float">
            <text:p>3472219.14228811</text:p>
          </table:table-cell>
          <table:table-cell table:style-name="ce3" table:formula="of:=[.H63]/([.H61] ^ 4)" office:value-type="float" office:value="54127898.9163206" calcext:value-type="float">
            <text:p>54127898.9163206</text:p>
          </table:table-cell>
          <table:table-cell table:style-name="ce3" table:formula="of:=[.I63]/([.I61] ^ 4)" office:value-type="float" office:value="432679895.601247" calcext:value-type="float">
            <text:p>432679895.601247</text:p>
          </table:table-cell>
        </table:table-row>
        <table:table-row table:style-name="ro1">
          <table:table-cell office:value-type="string" calcext:value-type="string">
            <text:p>err/h5</text:p>
          </table:table-cell>
          <table:table-cell table:formula="of:==[.B63]/([.B61] ^ 5)" office:value-type="float" office:value="287.472336885926" calcext:value-type="float">
            <text:p>287.4723368859</text:p>
          </table:table-cell>
          <table:table-cell table:formula="of:==[.C63]/([.C61] ^ 5)" office:value-type="float" office:value="4862.82719358795" calcext:value-type="float">
            <text:p>4862.827193588</text:p>
          </table:table-cell>
          <table:table-cell table:formula="of:==[.D63]/([.D61] ^ 5)" office:value-type="float" office:value="74598.4629289447" calcext:value-type="float">
            <text:p>74598.4629289447</text:p>
          </table:table-cell>
          <table:table-cell table:formula="of:==[.E63]/([.E61] ^ 5)" office:value-type="float" office:value="2795118.8452808" calcext:value-type="float">
            <text:p>2795118.8452808</text:p>
          </table:table-cell>
          <table:table-cell table:formula="of:==[.F63]/([.F61] ^ 5)" office:value-type="float" office:value="43997015.4788057" calcext:value-type="float">
            <text:p>43997015.4788057</text:p>
          </table:table-cell>
          <table:table-cell table:formula="of:==[.G63]/([.G61] ^ 5)" office:value-type="float" office:value="697916047.59991" calcext:value-type="float">
            <text:p>697916047.59991</text:p>
          </table:table-cell>
          <table:table-cell table:formula="of:==[.H63]/([.H61] ^ 5)" office:value-type="float" office:value="27118077357.0766" calcext:value-type="float">
            <text:p>27118077357.0766</text:p>
          </table:table-cell>
          <table:table-cell table:formula="of:==[.I63]/([.I61] ^ 5)" office:value-type="float" office:value="433112575496.849" calcext:value-type="float">
            <text:p>433112575496.84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table:formula="of:=[.B8]" office:value-type="float" office:value="0.166666666666667" calcext:value-type="float">
            <text:p>0.1666666667</text:p>
          </table:table-cell>
          <table:table-cell table:formula="of:=[.C8]" office:value-type="float" office:value="0.0909090909090909" calcext:value-type="float">
            <text:p>0.0909090909</text:p>
          </table:table-cell>
          <table:table-cell table:formula="of:=[.D8]" office:value-type="float" office:value="0.0476190476190476" calcext:value-type="float">
            <text:p>0.0476190476</text:p>
          </table:table-cell>
          <table:table-cell table:formula="of:=[.E8]" office:value-type="float" office:value="0.0196078431372549" calcext:value-type="float">
            <text:p>0.0196078431</text:p>
          </table:table-cell>
          <table:table-cell table:formula="of:=[.F8]" office:value-type="float" office:value="0.0099009900990099" calcext:value-type="float">
            <text:p>0.0099009901</text:p>
          </table:table-cell>
          <table:table-cell table:formula="of:=[.G8]" office:value-type="float" office:value="0.00497512437810945" calcext:value-type="float">
            <text:p>0.0049751244</text:p>
          </table:table-cell>
          <table:table-cell table:formula="of:=[.H8]" office:value-type="float" office:value="0.00199600798403194" calcext:value-type="float">
            <text:p>0.001996008</text:p>
          </table:table-cell>
          <table:table-cell table:formula="of:=[.I8]" office:value-type="float" office:value="0.000999000999000999" calcext:value-type="float">
            <text:p>0.000999001</text:p>
          </table:table-cell>
        </table:table-row>
        <table:table-row table:style-name="ro1">
          <table:table-cell table:style-name="ce1" office:value-type="string" calcext:value-type="string">
            <text:p>method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err</text:p>
          </table:table-cell>
          <table:table-cell table:style-name="ce2" table:formula="of:=[.B6]" office:value-type="float" office:value="0.0718590886697328" calcext:value-type="float">
            <text:p>0.0718590887</text:p>
          </table:table-cell>
          <table:table-cell table:style-name="ce2" table:formula="of:=[.C6]" office:value-type="float" office:value="0.039287748107351" calcext:value-type="float">
            <text:p>0.0392877481</text:p>
          </table:table-cell>
          <table:table-cell table:style-name="ce2" table:formula="of:=[.D6]" office:value-type="float" office:value="0.0205861955803659" calcext:value-type="float">
            <text:p>0.0205861956</text:p>
          </table:table-cell>
          <table:table-cell table:style-name="ce2" table:formula="of:=[.E6]" office:value-type="float" office:value="0.00847707607499437" calcext:value-type="float">
            <text:p>0.0084770761</text:p>
          </table:table-cell>
          <table:table-cell table:style-name="ce2" table:formula="of:=[.F6]" office:value-type="float" office:value="0.00428051654700568" calcext:value-type="float">
            <text:p>0.0042805165</text:p>
          </table:table-cell>
          <table:table-cell table:style-name="ce2" table:formula="of:=[.G6]" office:value-type="float" office:value="0.00215090713852817" calcext:value-type="float">
            <text:p>0.0021509071</text:p>
          </table:table-cell>
          <table:table-cell table:style-name="ce2" table:formula="of:=[.H6]" office:value-type="float" office:value="0.000862938836068139" calcext:value-type="float">
            <text:p>0.0008629388</text:p>
          </table:table-cell>
          <table:table-cell table:style-name="ce2" table:formula="of:=[.I6]" office:value-type="float" office:value="0.00043190045773045" calcext:value-type="float">
            <text:p>0.0004319005</text:p>
          </table:table-cell>
        </table:table-row>
        <table:table-row table:style-name="ro1">
          <table:table-cell office:value-type="string" calcext:value-type="string">
            <text:p>err/h1</text:p>
          </table:table-cell>
          <table:table-cell table:formula="of:=[.B72]/[.B70]" office:value-type="float" office:value="0.431154532018397" calcext:value-type="float">
            <text:p>0.431154532</text:p>
          </table:table-cell>
          <table:table-cell table:formula="of:=[.C72]/[.C70]" office:value-type="float" office:value="0.432165229180861" calcext:value-type="float">
            <text:p>0.4321652292</text:p>
          </table:table-cell>
          <table:table-cell table:formula="of:=[.D72]/[.D70]" office:value-type="float" office:value="0.432310107187684" calcext:value-type="float">
            <text:p>0.4323101072</text:p>
          </table:table-cell>
          <table:table-cell table:formula="of:=[.E72]/[.E70]" office:value-type="float" office:value="0.432330879824713" calcext:value-type="float">
            <text:p>0.4323308798</text:p>
          </table:table-cell>
          <table:table-cell table:formula="of:=[.F72]/[.F70]" office:value-type="float" office:value="0.432332171247574" calcext:value-type="float">
            <text:p>0.4323321712</text:p>
          </table:table-cell>
          <table:table-cell table:formula="of:=[.G72]/[.G70]" office:value-type="float" office:value="0.432332334844162" calcext:value-type="float">
            <text:p>0.4323323348</text:p>
          </table:table-cell>
          <table:table-cell table:formula="of:=[.H72]/[.H70]" office:value-type="float" office:value="0.432332356870138" calcext:value-type="float">
            <text:p>0.4323323569</text:p>
          </table:table-cell>
          <table:table-cell table:formula="of:=[.I72]/[.I70]" office:value-type="float" office:value="0.43233235818818" calcext:value-type="float">
            <text:p>0.4323323582</text:p>
          </table:table-cell>
        </table:table-row>
        <table:table-row table:style-name="ro1">
          <table:table-cell office:value-type="string" calcext:value-type="string">
            <text:p>err/h2</text:p>
          </table:table-cell>
          <table:table-cell table:formula="of:=[.B72]/([.B70] ^ 2)" office:value-type="float" office:value="2.58692719211038" calcext:value-type="float">
            <text:p>2.5869271921</text:p>
          </table:table-cell>
          <table:table-cell table:formula="of:=[.C72]/([.C70] ^ 2)" office:value-type="float" office:value="4.75381752098947" calcext:value-type="float">
            <text:p>4.753817521</text:p>
          </table:table-cell>
          <table:table-cell table:formula="of:=[.D72]/([.D70] ^ 2)" office:value-type="float" office:value="9.07851225094136" calcext:value-type="float">
            <text:p>9.0785122509</text:p>
          </table:table-cell>
          <table:table-cell table:formula="of:=[.E72]/([.E70] ^ 2)" office:value-type="float" office:value="22.0488748710604" calcext:value-type="float">
            <text:p>22.0488748711</text:p>
          </table:table-cell>
          <table:table-cell table:formula="of:=[.F72]/([.F70] ^ 2)" office:value-type="float" office:value="43.6655492960049" calcext:value-type="float">
            <text:p>43.665549296</text:p>
          </table:table-cell>
          <table:table-cell table:formula="of:=[.G72]/([.G70] ^ 2)" office:value-type="float" office:value="86.8987993036766" calcext:value-type="float">
            <text:p>86.8987993037</text:p>
          </table:table-cell>
          <table:table-cell table:formula="of:=[.H72]/([.H70] ^ 2)" office:value-type="float" office:value="216.598510791939" calcext:value-type="float">
            <text:p>216.5985107919</text:p>
          </table:table-cell>
          <table:table-cell table:formula="of:=[.I72]/([.I70] ^ 2)" office:value-type="float" office:value="432.764690546369" calcext:value-type="float">
            <text:p>432.7646905464</text:p>
          </table:table-cell>
        </table:table-row>
        <table:table-row table:style-name="ro1">
          <table:table-cell office:value-type="string" calcext:value-type="string">
            <text:p>err/h3</text:p>
          </table:table-cell>
          <table:table-cell table:formula="of:=[.B72]/([.B70] ^3)" office:value-type="float" office:value="15.5215631526623" calcext:value-type="float">
            <text:p>15.5215631527</text:p>
          </table:table-cell>
          <table:table-cell table:formula="of:=[.C72]/([.C70] ^3)" office:value-type="float" office:value="52.2919927308842" calcext:value-type="float">
            <text:p>52.2919927309</text:p>
          </table:table-cell>
          <table:table-cell table:formula="of:=[.D72]/([.D70] ^3)" office:value-type="float" office:value="190.648757269769" calcext:value-type="float">
            <text:p>190.6487572698</text:p>
          </table:table-cell>
          <table:table-cell table:formula="of:=[.E72]/([.E70] ^3)" office:value-type="float" office:value="1124.49261842408" calcext:value-type="float">
            <text:p>1124.4926184241</text:p>
          </table:table-cell>
          <table:table-cell table:formula="of:=[.F72]/([.F70] ^3)" office:value-type="float" office:value="4410.2204788965" calcext:value-type="float">
            <text:p>4410.2204788965</text:p>
          </table:table-cell>
          <table:table-cell table:formula="of:=[.G72]/([.G70] ^3)" office:value-type="float" office:value="17466.658660039" calcext:value-type="float">
            <text:p>17466.658660039</text:p>
          </table:table-cell>
          <table:table-cell table:formula="of:=[.H72]/([.H70] ^3)" office:value-type="float" office:value="108515.853906761" calcext:value-type="float">
            <text:p>108515.853906761</text:p>
          </table:table-cell>
          <table:table-cell table:formula="of:=[.I72]/([.I70] ^3)" office:value-type="float" office:value="433197.455236915" calcext:value-type="float">
            <text:p>433197.455236915</text:p>
          </table:table-cell>
        </table:table-row>
        <table:table-row table:style-name="ro1">
          <table:table-cell office:value-type="string" calcext:value-type="string">
            <text:p>err/h4</text:p>
          </table:table-cell>
          <table:table-cell table:style-name="ce3" table:formula="of:=[.B72]/([.B70] ^ 4)" office:value-type="float" office:value="93.1293789159737" calcext:value-type="float">
            <text:p>93.129378916</text:p>
          </table:table-cell>
          <table:table-cell table:style-name="ce3" table:formula="of:=[.C72]/([.C70] ^ 4)" office:value-type="float" office:value="575.211920039726" calcext:value-type="float">
            <text:p>575.2119200397</text:p>
          </table:table-cell>
          <table:table-cell table:style-name="ce3" table:formula="of:=[.D72]/([.D70] ^ 4)" office:value-type="float" office:value="4003.62390266514" calcext:value-type="float">
            <text:p>4003.6239026652</text:p>
          </table:table-cell>
          <table:table-cell table:style-name="ce3" table:formula="of:=[.E72]/([.E70] ^ 4)" office:value-type="float" office:value="57349.123539628" calcext:value-type="float">
            <text:p>57349.123539628</text:p>
          </table:table-cell>
          <table:table-cell table:style-name="ce3" table:formula="of:=[.F72]/([.F70] ^ 4)" office:value-type="float" office:value="445432.268368546" calcext:value-type="float">
            <text:p>445432.268368546</text:p>
          </table:table-cell>
          <table:table-cell table:style-name="ce3" table:formula="of:=[.G72]/([.G70] ^ 4)" office:value-type="float" office:value="3510798.39066784" calcext:value-type="float">
            <text:p>3510798.39066784</text:p>
          </table:table-cell>
          <table:table-cell table:style-name="ce3" table:formula="of:=[.H72]/([.H70] ^ 4)" office:value-type="float" office:value="54366442.8072875" calcext:value-type="float">
            <text:p>54366442.8072875</text:p>
          </table:table-cell>
          <table:table-cell table:style-name="ce3" table:formula="of:=[.I72]/([.I70] ^ 4)" office:value-type="float" office:value="433630652.692152" calcext:value-type="float">
            <text:p>433630652.692152</text:p>
          </table:table-cell>
        </table:table-row>
        <table:table-row table:style-name="ro1">
          <table:table-cell office:value-type="string" calcext:value-type="string">
            <text:p>err/h5</text:p>
          </table:table-cell>
          <table:table-cell table:formula="of:==[.B72]/([.B70] ^ 5)" office:value-type="float" office:value="558.776273495842" calcext:value-type="float">
            <text:p>558.7762734958</text:p>
          </table:table-cell>
          <table:table-cell table:formula="of:==[.C72]/([.C70] ^ 5)" office:value-type="float" office:value="6327.33112043699" calcext:value-type="float">
            <text:p>6327.331120437</text:p>
          </table:table-cell>
          <table:table-cell table:formula="of:==[.D72]/([.D70] ^ 5)" office:value-type="float" office:value="84076.101955968" calcext:value-type="float">
            <text:p>84076.101955968</text:p>
          </table:table-cell>
          <table:table-cell table:formula="of:==[.E72]/([.E70] ^ 5)" office:value-type="float" office:value="2924805.30052103" calcext:value-type="float">
            <text:p>2924805.30052103</text:p>
          </table:table-cell>
          <table:table-cell table:formula="of:==[.F72]/([.F70] ^ 5)" office:value-type="float" office:value="44988659.1052232" calcext:value-type="float">
            <text:p>44988659.1052232</text:p>
          </table:table-cell>
          <table:table-cell table:formula="of:==[.G72]/([.G70] ^ 5)" office:value-type="float" office:value="705670476.524236" calcext:value-type="float">
            <text:p>705670476.524236</text:p>
          </table:table-cell>
          <table:table-cell table:formula="of:==[.H72]/([.H70] ^ 5)" office:value-type="float" office:value="27237587846.451" calcext:value-type="float">
            <text:p>27237587846.451</text:p>
          </table:table-cell>
          <table:table-cell table:formula="of:==[.I72]/([.I70] ^ 5)" office:value-type="float" office:value="434064283344.844" calcext:value-type="float">
            <text:p>434064283344.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3:10:24.352058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13:32:12.865630439</dc:date>
    <meta:generator>LibreOffice/4.2.7.2$Linux_X86_64 LibreOffice_project/420m0$Build-2</meta:generator>
    <meta:editing-duration>P0D</meta:editing-duration>
    <meta:editing-cycles>2</meta:editing-cycles>
    <meta:print-date>2014-11-20T13:15:38.221716848</meta:print-date>
    <meta:document-statistic meta:table-count="1" meta:cell-count="4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27cm" svg:height="8.9cm" xlink:href=".." xlink:type="simple" chart:class="chart:line" chart:style-name="ch1">
        <chart:legend chart:legend-position="end" svg:x="12.86cm" svg:y="3.155cm" style:legend-expansion="high" chart:style-name="ch2"/>
        <chart:plot-area chart:style-name="ch3" table:cell-range-address="Sheet1.A1:Sheet1.I6" chart:data-source-has-labels="both" svg:x="0.31cm" svg:y="0.178cm" svg:width="12.24cm" svg:height="8.544cm">
          <chartooo:coordinate-region svg:x="1.222cm" svg:y="0.377cm" svg:width="10.956cm" svg:height="7.698cm"/>
          <chart:axis chart:dimension="x" chart:name="primary-x" chart:style-name="ch4" chartooo:axis-type="auto">
            <chartooo:date-scale/>
            <chart:categories table:cell-range-address="Sheet1.B1:Sheet1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I2" chart:label-cell-address="Sheet1.A2:Sheet1.A2" chart:class="chart:line">
            <chart:data-point chart:repeated="8"/>
          </chart:series>
          <chart:series chart:style-name="ch7" chart:values-cell-range-address="Sheet1.B3:Sheet1.I3" chart:label-cell-address="Sheet1.A3:Sheet1.A3" chart:class="chart:line">
            <chart:data-point chart:repeated="8"/>
          </chart:series>
          <chart:series chart:style-name="ch8" chart:values-cell-range-address="Sheet1.B4:Sheet1.I4" chart:label-cell-address="Sheet1.A4:Sheet1.A4" chart:class="chart:line">
            <chart:data-point chart:repeated="8"/>
          </chart:series>
          <chart:series chart:style-name="ch9" chart:values-cell-range-address="Sheet1.B5:Sheet1.I5" chart:label-cell-address="Sheet1.A5:Sheet1.A5" chart:class="chart:line">
            <chart:data-point chart:repeated="8"/>
          </chart:series>
          <chart:series chart:style-name="ch10" chart:values-cell-range-address="Sheet1.B6:Sheet1.I6" chart:label-cell-address="Sheet1.A6:Sheet1.A6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1:Sheet1.I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method0</text:p>
                <draw:g>
                  <svg:desc>Sheet1.A2:Sheet1.A2</svg:desc>
                </draw:g>
              </table:table-cell>
              <table:table-cell office:value-type="float" office:value="0.434453485903158">
                <text:p>0.434453485903158</text:p>
                <draw:g>
                  <svg:desc>Sheet1.B2:Sheet1.I2</svg:desc>
                </draw:g>
              </table:table-cell>
              <table:table-cell office:value-type="float" office:value="0.220432437010642">
                <text:p>0.220432437010642</text:p>
              </table:table-cell>
              <table:table-cell office:value-type="float" office:value="0.111474334359597">
                <text:p>0.111474334359597</text:p>
              </table:table-cell>
              <table:table-cell office:value-type="float" office:value="0.0448956668467409">
                <text:p>0.0448956668467409</text:p>
              </table:table-cell>
              <table:table-cell office:value-type="float" office:value="0.0225037567166853">
                <text:p>0.0225037567166853</text:p>
              </table:table-cell>
              <table:table-cell office:value-type="float" office:value="0.0112656027183009">
                <text:p>0.0112656027183009</text:p>
              </table:table-cell>
              <table:table-cell office:value-type="float" office:value="0.00450958897878273">
                <text:p>0.00450958897878273</text:p>
              </table:table-cell>
              <table:table-cell office:value-type="float" office:value="0.002255353801357">
                <text:p>0.002255353801357</text:p>
              </table:table-cell>
            </table:table-row>
            <table:table-row>
              <table:table-cell office:value-type="string">
                <text:p>method1</text:p>
                <draw:g>
                  <svg:desc>Sheet1.A3:Sheet1.A3</svg:desc>
                </draw:g>
              </table:table-cell>
              <table:table-cell office:value-type="float" office:value="0.428486614691264">
                <text:p>0.428486614691264</text:p>
                <draw:g>
                  <svg:desc>Sheet1.B3:Sheet1.I3</svg:desc>
                </draw:g>
              </table:table-cell>
              <table:table-cell office:value-type="float" office:value="0.175451494716394">
                <text:p>0.175451494716394</text:p>
              </table:table-cell>
              <table:table-cell office:value-type="float" office:value="0.0774234268927661">
                <text:p>0.0774234268927661</text:p>
              </table:table-cell>
              <table:table-cell office:value-type="float" office:value="0.0284378466228938">
                <text:p>0.0284378466228938</text:p>
              </table:table-cell>
              <table:table-cell office:value-type="float" office:value="0.0137929154211722">
                <text:p>0.0137929154211722</text:p>
              </table:table-cell>
              <table:table-cell office:value-type="float" office:value="0.00678993684469198">
                <text:p>0.00678993684469198</text:p>
              </table:table-cell>
              <table:table-cell office:value-type="float" office:value="0.00269034171992022">
                <text:p>0.00269034171992022</text:p>
              </table:table-cell>
              <table:table-cell office:value-type="float" office:value="0.00134089430237427">
                <text:p>0.00134089430237427</text:p>
              </table:table-cell>
            </table:table-row>
            <table:table-row>
              <table:table-cell office:value-type="string">
                <text:p>method2</text:p>
                <draw:g>
                  <svg:desc>Sheet1.A4:Sheet1.A4</svg:desc>
                </draw:g>
              </table:table-cell>
              <table:table-cell office:value-type="float" office:value="0.0369691791262765">
                <text:p>0.0369691791262765</text:p>
                <draw:g>
                  <svg:desc>Sheet1.B4:Sheet1.I4</svg:desc>
                </draw:g>
              </table:table-cell>
              <table:table-cell office:value-type="float" office:value="0.0301943309485067">
                <text:p>0.0301943309485067</text:p>
              </table:table-cell>
              <table:table-cell office:value-type="float" office:value="0.0182655774009861">
                <text:p>0.0182655774009861</text:p>
              </table:table-cell>
              <table:table-cell office:value-type="float" office:value="0.00810120081698162">
                <text:p>0.00810120081698162</text:p>
              </table:table-cell>
              <table:table-cell office:value-type="float" office:value="0.00418616505851866">
                <text:p>0.00418616505851866</text:p>
              </table:table-cell>
              <table:table-cell office:value-type="float" office:value="0.00212727138064484">
                <text:p>0.00212727138064484</text:p>
              </table:table-cell>
              <table:table-cell office:value-type="float" office:value="0.000859152515372053">
                <text:p>0.000859152515372053</text:p>
              </table:table-cell>
              <table:table-cell office:value-type="float" office:value="0.00043095349417932">
                <text:p>0.00043095349417932</text:p>
              </table:table-cell>
            </table:table-row>
            <table:table-row>
              <table:table-cell office:value-type="string">
                <text:p>method3</text:p>
                <draw:g>
                  <svg:desc>Sheet1.A5:Sheet1.A5</svg:desc>
                </draw:g>
              </table:table-cell>
              <table:table-cell office:value-type="float" office:value="0.0369691791262765">
                <text:p>0.0369691791262765</text:p>
                <draw:g>
                  <svg:desc>Sheet1.B5:Sheet1.I5</svg:desc>
                </draw:g>
              </table:table-cell>
              <table:table-cell office:value-type="float" office:value="0.0301943309485067">
                <text:p>0.0301943309485067</text:p>
              </table:table-cell>
              <table:table-cell office:value-type="float" office:value="0.0182655774009861">
                <text:p>0.0182655774009861</text:p>
              </table:table-cell>
              <table:table-cell office:value-type="float" office:value="0.00810120081698251">
                <text:p>0.00810120081698251</text:p>
              </table:table-cell>
              <table:table-cell office:value-type="float" office:value="0.00418616505851866">
                <text:p>0.00418616505851866</text:p>
              </table:table-cell>
              <table:table-cell office:value-type="float" office:value="0.00212727138064484">
                <text:p>0.00212727138064484</text:p>
              </table:table-cell>
              <table:table-cell office:value-type="float" office:value="0.000859152515371164">
                <text:p>0.000859152515371164</text:p>
              </table:table-cell>
              <table:table-cell office:value-type="float" office:value="0.00043095349417932">
                <text:p>0.00043095349417932</text:p>
              </table:table-cell>
            </table:table-row>
            <table:table-row>
              <table:table-cell office:value-type="string">
                <text:p>method4</text:p>
                <draw:g>
                  <svg:desc>Sheet1.A6:Sheet1.A6</svg:desc>
                </draw:g>
              </table:table-cell>
              <table:table-cell office:value-type="float" office:value="0.0718590886697328">
                <text:p>0.0718590886697328</text:p>
                <draw:g>
                  <svg:desc>Sheet1.B6:Sheet1.I6</svg:desc>
                </draw:g>
              </table:table-cell>
              <table:table-cell office:value-type="float" office:value="0.039287748107351">
                <text:p>0.039287748107351</text:p>
              </table:table-cell>
              <table:table-cell office:value-type="float" office:value="0.0205861955803659">
                <text:p>0.0205861955803659</text:p>
              </table:table-cell>
              <table:table-cell office:value-type="float" office:value="0.00847707607499437">
                <text:p>0.00847707607499437</text:p>
              </table:table-cell>
              <table:table-cell office:value-type="float" office:value="0.00428051654700568">
                <text:p>0.00428051654700568</text:p>
              </table:table-cell>
              <table:table-cell office:value-type="float" office:value="0.00215090713852817">
                <text:p>0.00215090713852817</text:p>
              </table:table-cell>
              <table:table-cell office:value-type="float" office:value="0.000862938836068139">
                <text:p>0.000862938836068139</text:p>
              </table:table-cell>
              <table:table-cell office:value-type="float" office:value="0.00043190045773045">
                <text:p>0.00043190045773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